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Turnitin Assignment 2: Assessment 02: Slides 30% (Real)</text:p>
          </table:table-cell>
          <table:table-cell office:value-type="string">
            <text:p>Turnitin Assignment 2: Assessment 03: Project Report 50%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De Sousa Dias</text:p>
          </table:table-cell>
          <table:table-cell office:value-type="string">
            <text:p>1443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rondesousa@gmail.com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Hernan</text:p>
          </table:table-cell>
          <table:table-cell office:value-type="string">
            <text:p>Fernandez Sanhueza</text:p>
          </table:table-cell>
          <table:table-cell office:value-type="string">
            <text:p>18161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rnanfer.au@gmail.com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Tarequl</text:p>
          </table:table-cell>
          <table:table-cell office:value-type="string">
            <text:p>Islam</text:p>
          </table:table-cell>
          <table:table-cell office:value-type="string">
            <text:p>1824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requldhk0167@gmail.com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eetika</text:p>
          </table:table-cell>
          <table:table-cell office:value-type="string">
            <text:p>Mahajan</text:p>
          </table:table-cell>
          <table:table-cell office:value-type="string">
            <text:p>1830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etikamahajan05@gmail.com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Ajaykumar</text:p>
          </table:table-cell>
          <table:table-cell office:value-type="string">
            <text:p>Patel</text:p>
          </table:table-cell>
          <table:table-cell office:value-type="string">
            <text:p>18299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jaypatel2611.au@gmail.com</text:p>
          </table:table-cell>
          <table:table-cell office:value-type="float" office:value="16.00">
            <text:p>16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Dev</text:p>
          </table:table-cell>
          <table:table-cell office:value-type="string">
            <text:p>Patel</text:p>
          </table:table-cell>
          <table:table-cell office:value-type="string">
            <text:p>18254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dev8283@gmail.com</text:p>
          </table:table-cell>
          <table:table-cell office:value-type="float" office:value="16.00">
            <text:p>16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Dhruma</text:p>
          </table:table-cell>
          <table:table-cell office:value-type="string">
            <text:p>Patel</text:p>
          </table:table-cell>
          <table:table-cell office:value-type="string">
            <text:p>18296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hruma7755@gmail.com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Foramben</text:p>
          </table:table-cell>
          <table:table-cell office:value-type="string">
            <text:p>Patel</text:p>
          </table:table-cell>
          <table:table-cell office:value-type="string">
            <text:p>1824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rampuni9798@gmail.com</text:p>
          </table:table-cell>
          <table:table-cell office:value-type="float" office:value="18.00">
            <text:p>18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Harsh</text:p>
          </table:table-cell>
          <table:table-cell office:value-type="string">
            <text:p>Patel</text:p>
          </table:table-cell>
          <table:table-cell office:value-type="string">
            <text:p>18279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pking952000@gmail.com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Jankiben</text:p>
          </table:table-cell>
          <table:table-cell office:value-type="string">
            <text:p>Patel</text:p>
          </table:table-cell>
          <table:table-cell office:value-type="string">
            <text:p>18302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nkibpatel1995@gmail.com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Meet</text:p>
          </table:table-cell>
          <table:table-cell office:value-type="string">
            <text:p>Patel</text:p>
          </table:table-cell>
          <table:table-cell office:value-type="string">
            <text:p>1814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etp.15896@gmail.com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Mittalben Ankitkumar</text:p>
          </table:table-cell>
          <table:table-cell office:value-type="string">
            <text:p>Patel</text:p>
          </table:table-cell>
          <table:table-cell office:value-type="string">
            <text:p>18257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ttalapatel98@gmail.com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Nandini Kishankumar</text:p>
          </table:table-cell>
          <table:table-cell office:value-type="string">
            <text:p>Patel</text:p>
          </table:table-cell>
          <table:table-cell office:value-type="string">
            <text:p>18127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ndinikishanpatel@gmail.com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Nitin Vijaykumar</text:p>
          </table:table-cell>
          <table:table-cell office:value-type="string">
            <text:p>Patel</text:p>
          </table:table-cell>
          <table:table-cell office:value-type="string">
            <text:p>183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tinpatel5930@gmail.com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Pradipkumar</text:p>
          </table:table-cell>
          <table:table-cell office:value-type="string">
            <text:p>Patel</text:p>
          </table:table-cell>
          <table:table-cell office:value-type="string">
            <text:p>18252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fficialpradippatel@gmail.com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aj Ashvinbhai</text:p>
          </table:table-cell>
          <table:table-cell office:value-type="string">
            <text:p>Patel</text:p>
          </table:table-cell>
          <table:table-cell office:value-type="string">
            <text:p>183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jpatel240052002@gmail.com</text:p>
          </table:table-cell>
          <table:table-cell office:value-type="float" office:value="19.00">
            <text:p>19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idham</text:p>
          </table:table-cell>
          <table:table-cell office:value-type="string">
            <text:p>Patel</text:p>
          </table:table-cell>
          <table:table-cell office:value-type="string">
            <text:p>18278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telridham1801@gmail.com</text:p>
          </table:table-cell>
          <table:table-cell office:value-type="float" office:value="14.00">
            <text:p>1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iyank</text:p>
          </table:table-cell>
          <table:table-cell office:value-type="string">
            <text:p>Patel</text:p>
          </table:table-cell>
          <table:table-cell office:value-type="string">
            <text:p>1828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telriyank596@gmail.com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Sanket</text:p>
          </table:table-cell>
          <table:table-cell office:value-type="string">
            <text:p>Patel</text:p>
          </table:table-cell>
          <table:table-cell office:value-type="string">
            <text:p>1830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nketpatel14798@gmail.com</text:p>
          </table:table-cell>
          <table:table-cell office:value-type="float" office:value="16.00">
            <text:p>16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Dhrumil</text:p>
          </table:table-cell>
          <table:table-cell office:value-type="string">
            <text:p>Peshva</text:p>
          </table:table-cell>
          <table:table-cell office:value-type="string">
            <text:p>18238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hrumilpeshva1999@gmail.com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Thamolwan</text:p>
          </table:table-cell>
          <table:table-cell office:value-type="string">
            <text:p>Pimnga</text:p>
          </table:table-cell>
          <table:table-cell office:value-type="string">
            <text:p>18349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amolwan.pimnga@gmail.com</text:p>
          </table:table-cell>
          <table:table-cell office:value-type="float" office:value="28.00">
            <text:p>28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omin Mukeshbhai</text:p>
          </table:table-cell>
          <table:table-cell office:value-type="string">
            <text:p>Sakariya</text:p>
          </table:table-cell>
          <table:table-cell office:value-type="string">
            <text:p>18369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kariyaromin@gmail.com</text:p>
          </table:table-cell>
          <table:table-cell office:value-type="float" office:value="22.00">
            <text:p>22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Meet Bharatbhai</text:p>
          </table:table-cell>
          <table:table-cell office:value-type="string">
            <text:p>Seldiya</text:p>
          </table:table-cell>
          <table:table-cell office:value-type="string">
            <text:p>18295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etsheladiya8301@gmail.com</text:p>
          </table:table-cell>
          <table:table-cell office:value-type="float" office:value="24.00">
            <text:p>2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Prince</text:p>
          </table:table-cell>
          <table:table-cell office:value-type="string">
            <text:p>Solanki</text:p>
          </table:table-cell>
          <table:table-cell office:value-type="string">
            <text:p>18244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ankiprince7272@gmail.com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Rajnikumar</text:p>
          </table:table-cell>
          <table:table-cell office:value-type="string">
            <text:p>Vaghri</text:p>
          </table:table-cell>
          <table:table-cell office:value-type="string">
            <text:p>1829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jnivaghri@gmail.com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Dhruv Hiteshkumar</text:p>
          </table:table-cell>
          <table:table-cell office:value-type="string">
            <text:p>Vekariya</text:p>
          </table:table-cell>
          <table:table-cell office:value-type="string">
            <text:p>18381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ekariyadhruv143@gmail.com</text:p>
          </table:table-cell>
          <table:table-cell office:value-type="float" office:value="24.00">
            <text:p>24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Iwona Hanna</text:p>
          </table:table-cell>
          <table:table-cell office:value-type="string">
            <text:p>Walczak</text:p>
          </table:table-cell>
          <table:table-cell office:value-type="string">
            <text:p>183229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y.w.9115@gmail.com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Ho Ying</text:p>
          </table:table-cell>
          <table:table-cell office:value-type="string">
            <text:p>Wong</text:p>
          </table:table-cell>
          <table:table-cell office:value-type="string">
            <text:p>18141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y.hy.wong@gmail.com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  <table:table-row>
          <table:table-cell office:value-type="string">
            <text:p>Mine Bihter</text:p>
          </table:table-cell>
          <table:table-cell office:value-type="string">
            <text:p>Yucel</text:p>
          </table:table-cell>
          <table:table-cell office:value-type="string">
            <text:p>18288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bihterucar@gmail.com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17489327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17 (Build: 20250317)</meta:generator>
    <meta:initial-creator>KimThanh Vu</meta:initial-creator>
    <meta:creation-date>2025-06-03T16:39:39</meta:creation-date>
    <meta:document-statistic meta:table-count="1" meta:cell-count="0" meta:object-count="0"/>
  </office:meta>
</office:document-meta>
</file>